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officeooo:rsid="000bc093" officeooo:paragraph-rsid="000bc093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officeooo:rsid="000bc093" officeooo:paragraph-rsid="0014c9c7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officeooo:rsid="000bc093" officeooo:paragraph-rsid="00160b7a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0bc093" officeooo:paragraph-rsid="001743a1" style:font-size-asian="13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normal" officeooo:rsid="00104d56" officeooo:paragraph-rsid="00104d56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officeooo:rsid="000bc093" officeooo:paragraph-rsid="000bc093" style:font-size-asian="13pt" style:font-size-complex="13pt"/>
    </style:style>
    <style:style style:name="P7" style:family="paragraph" style:parent-style-name="Standard">
      <style:text-properties fo:font-size="13pt" style:text-underline-style="none" officeooo:rsid="000bc093" officeooo:paragraph-rsid="0014c9c7" style:font-size-asian="13pt" style:font-size-complex="13pt"/>
    </style:style>
    <style:style style:name="P8" style:family="paragraph" style:parent-style-name="Standard">
      <style:text-properties fo:font-size="13pt" style:text-underline-style="none" officeooo:rsid="000de19e" officeooo:paragraph-rsid="0014c9c7" style:font-size-asian="13pt" style:font-size-complex="13pt"/>
    </style:style>
    <style:style style:name="P9" style:family="paragraph" style:parent-style-name="Standard">
      <style:text-properties fo:font-size="13pt" style:text-underline-style="none" officeooo:rsid="000c00c3" officeooo:paragraph-rsid="000bc093" style:font-size-asian="13pt" style:font-size-complex="13pt"/>
    </style:style>
    <style:style style:name="P10" style:family="paragraph" style:parent-style-name="Standard">
      <style:text-properties fo:font-size="13pt" style:text-underline-style="none" officeooo:rsid="0018b349" officeooo:paragraph-rsid="0018b349" style:font-size-asian="13pt" style:font-size-complex="13pt"/>
    </style:style>
    <style:style style:name="P11" style:family="paragraph" style:parent-style-name="Standard">
      <style:text-properties fo:font-size="13pt" style:text-underline-style="none" fo:font-weight="bold" officeooo:rsid="00104d56" officeooo:paragraph-rsid="00104d56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style="italic" style:text-underline-style="none" officeooo:rsid="00104d56" officeooo:paragraph-rsid="00104d56" style:font-size-asian="13pt" style:font-style-asian="italic" style:font-size-complex="13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e19e"/>
    </style:style>
    <style:style style:name="T3" style:family="text">
      <style:text-properties style:text-underline-style="none" officeooo:rsid="000e1176"/>
    </style:style>
    <style:style style:name="T4" style:family="text">
      <style:text-properties style:text-underline-style="none" fo:font-weight="bold" officeooo:rsid="000de19e" style:font-weight-asian="bold" style:font-weight-complex="bold"/>
    </style:style>
    <style:style style:name="T5" style:family="text">
      <style:text-properties style:text-underline-style="none" fo:font-weight="bold" officeooo:rsid="000e677e" style:font-weight-asian="bold" style:font-weight-complex="bold"/>
    </style:style>
    <style:style style:name="T6" style:family="text">
      <style:text-properties style:text-underline-style="none" fo:font-weight="bold" officeooo:rsid="00104d56" style:font-weight-asian="bold" style:font-weight-complex="bold"/>
    </style:style>
    <style:style style:name="T7" style:family="text">
      <style:text-properties style:text-underline-style="none" fo:font-weight="bold" officeooo:rsid="0012a4e4" style:font-weight-asian="bold" style:font-weight-complex="bold"/>
    </style:style>
    <style:style style:name="T8" style:family="text">
      <style:text-properties style:text-underline-style="none" fo:font-weight="normal" officeooo:rsid="000e677e" style:font-weight-asian="normal" style:font-weight-complex="normal"/>
    </style:style>
    <style:style style:name="T9" style:family="text">
      <style:text-properties style:text-underline-style="none" fo:font-weight="normal" officeooo:rsid="000e1176" style:font-weight-asian="normal" style:font-weight-complex="normal"/>
    </style:style>
    <style:style style:name="T10" style:family="text">
      <style:text-properties style:text-underline-style="none" fo:font-weight="normal" officeooo:rsid="00104d56" style:font-weight-asian="normal" style:font-weight-complex="normal"/>
    </style:style>
    <style:style style:name="T11" style:family="text">
      <style:text-properties style:text-underline-style="none" fo:font-weight="normal" officeooo:rsid="0010584d" style:font-weight-asian="normal" style:font-weight-complex="normal"/>
    </style:style>
    <style:style style:name="T12" style:family="text">
      <style:text-properties style:text-underline-style="none" fo:font-weight="normal" officeooo:rsid="0011705f" style:font-weight-asian="normal" style:font-weight-complex="normal"/>
    </style:style>
    <style:style style:name="T13" style:family="text">
      <style:text-properties style:text-underline-style="none" fo:font-weight="normal" officeooo:rsid="0012a4e4" style:font-weight-asian="normal" style:font-weight-complex="normal"/>
    </style:style>
    <style:style style:name="T14" style:family="text">
      <style:text-properties style:text-underline-style="none" fo:font-weight="normal" officeooo:rsid="00134120" style:font-weight-asian="normal" style:font-weight-complex="normal"/>
    </style:style>
    <style:style style:name="T15" style:family="text">
      <style:text-properties style:text-underline-style="none" fo:font-weight="normal" officeooo:rsid="0014c9c7" style:font-weight-asian="normal" style:font-weight-complex="normal"/>
    </style:style>
    <style:style style:name="T16" style:family="text">
      <style:text-properties style:text-underline-style="none" fo:font-weight="normal" officeooo:rsid="001743a1" style:font-weight-asian="normal" style:font-weight-complex="normal"/>
    </style:style>
    <style:style style:name="T17" style:family="text">
      <style:text-properties style:text-underline-style="none" fo:font-weight="normal" officeooo:rsid="0018b349" style:font-weight-asian="normal" style:font-weight-complex="normal"/>
    </style:style>
    <style:style style:name="T18" style:family="text">
      <style:text-properties style:text-underline-style="none" officeooo:rsid="00104d56"/>
    </style:style>
    <style:style style:name="T19" style:family="text">
      <style:text-properties style:text-underline-style="none" officeooo:rsid="0012a4e4"/>
    </style:style>
    <style:style style:name="T20" style:family="text">
      <style:text-properties style:text-underline-style="none" officeooo:rsid="001743a1"/>
    </style:style>
    <style:style style:name="T21" style:family="text">
      <style:text-properties fo:font-weight="bold" officeooo:rsid="000e1176" style:font-weight-asian="bold" style:font-weight-complex="bold"/>
    </style:style>
    <style:style style:name="T22" style:family="text">
      <style:text-properties fo:font-weight="bold" officeooo:rsid="00104d56" style:font-weight-asian="bold" style:font-weight-complex="bold"/>
    </style:style>
    <style:style style:name="T23" style:family="text">
      <style:text-properties fo:font-weight="bold" officeooo:rsid="0010584d" style:font-weight-asian="bold" style:font-weight-complex="bold"/>
    </style:style>
    <style:style style:name="T24" style:family="text">
      <style:text-properties fo:font-weight="bold" officeooo:rsid="0012a4e4" style:font-weight-asian="bold" style:font-weight-complex="bold"/>
    </style:style>
    <style:style style:name="T25" style:family="text">
      <style:text-properties fo:font-weight="bold" officeooo:rsid="0013412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èle relationnel :</text:p>
      <text:p text:style-name="P6"/>
      <text:p text:style-name="P6"/>
      <text:p text:style-name="P7">Coach ( </text:p>
      <text:p text:style-name="P2"><text:span text:style-name="T4">nom </text:span><text:span text:style-name="T2">: VARCHAR , </text:span><text:span text:style-name="T20">NN</text:span></text:p>
      <text:p text:style-name="P2"><text:span text:style-name="T4">prenom </text:span><text:span text:style-name="T2">: VARCHAR, </text:span><text:span text:style-name="T20">NN</text:span></text:p>
      <text:p text:style-name="P2"><text:span text:style-name="T2">experience : INT, </text:span><text:span text:style-name="T20">NN</text:span></text:p>
      <text:p text:style-name="P2"><text:span text:style-name="T2">note : INT </text:span><text:span text:style-name="T1">)</text:span></text:p>
      <text:p text:style-name="P6"/>
      <text:p text:style-name="P6"/>
      <text:p text:style-name="P7">Adherent ( </text:p>
      <text:p text:style-name="P2"><text:span text:style-name="T4">email </text:span><text:span text:style-name="T2">: VARCHAR, </text:span><text:span text:style-name="T20">NN</text:span></text:p>
      <text:p text:style-name="P2"><text:span text:style-name="T2">nom : VARCHAR, </text:span><text:span text:style-name="T20">NN</text:span></text:p>
      <text:p text:style-name="P2"><text:span text:style-name="T2">prenom : VARCHAR, </text:span><text:span text:style-name="T20">NN</text:span></text:p>
      <text:p text:style-name="P2"><text:span text:style-name="T2">mdp : VARCHAR, </text:span><text:span text:style-name="T20">NN</text:span></text:p>
      <text:p text:style-name="P8">poid : INT, </text:p>
      <text:p text:style-name="P2"><text:span text:style-name="T2">age : INT, </text:span><text:span text:style-name="T20">NN</text:span></text:p>
      <text:p text:style-name="P2"><text:span text:style-name="T2">taille : INT</text:span><text:span text:style-name="T1">)</text:span></text:p>
      <text:p text:style-name="P6"/>
      <text:p text:style-name="P6"/>
      <text:p text:style-name="P7">Programme ( </text:p>
      <text:p text:style-name="P2"><text:span text:style-name="T4">id </text:span><text:span text:style-name="T2">: INT, </text:span><text:span text:style-name="T20">NN</text:span></text:p>
      <text:p text:style-name="P2"><text:span text:style-name="T2">nom : VARCHAR, </text:span><text:span text:style-name="T20">NN</text:span></text:p>
      <text:p text:style-name="P2"><text:span text:style-name="T2">type : VARCHAR, </text:span><text:span text:style-name="T20">NN</text:span></text:p>
      <text:p text:style-name="P2"><text:span text:style-name="T3">prix : INT, </text:span><text:span text:style-name="T20">NN</text:span></text:p>
      <text:p text:style-name="P2"><text:span text:style-name="T3">description : VARCHAR, </text:span><text:span text:style-name="T20">NN</text:span></text:p>
      <text:p text:style-name="P2"><text:span text:style-name="T3">difficulte : INT, </text:span><text:span text:style-name="T20">NN</text:span></text:p>
      <text:p text:style-name="P2"><text:span text:style-name="T3">avis : INT</text:span><text:span text:style-name="T1">)</text:span></text:p>
      <text:p text:style-name="P6"/>
      <text:p text:style-name="P6"/>
      <text:p text:style-name="P7">Exercice ( </text:p>
      <text:p text:style-name="P2"><text:span text:style-name="T21">id_</text:span><text:span text:style-name="T23">p</text:span><text:span text:style-name="T21">rogramme </text:span><text:span text:style-name="T9">: </text:span><text:span text:style-name="T8">INT</text:span><text:span text:style-name="T3">, </text:span><text:span text:style-name="T20">NN</text:span><text:span text:style-name="T3"> </text:span></text:p>
      <text:p text:style-name="P2"><text:span text:style-name="T5">nom_exercice </text:span><text:span text:style-name="T8">: VARCHAR, </text:span><text:span text:style-name="T16">NN</text:span></text:p>
      <text:p text:style-name="P2"><text:span text:style-name="T10">type : VARCHAR, </text:span><text:span text:style-name="T16">NN</text:span></text:p>
      <text:p text:style-name="P2"><text:span text:style-name="T8">description : VARCHAR, </text:span><text:span text:style-name="T16">NN</text:span></text:p>
      <text:p text:style-name="P2"><text:span text:style-name="T8">prix_exercice : INT, </text:span><text:span text:style-name="T16">NN</text:span><text:span text:style-name="T1">)</text:span></text:p>
      <text:p text:style-name="P6"/>
      <text:p text:style-name="P6"/>
      <text:p text:style-name="P7">Conseil_dietetique ( </text:p>
      <text:p text:style-name="P2"><text:span text:style-name="T22">id_</text:span><text:span text:style-name="T23">p</text:span><text:span text:style-name="T22">rogramme </text:span><text:span text:style-name="T10">: INT, </text:span><text:span text:style-name="T16">NN</text:span></text:p>
      <text:p text:style-name="P2"><text:span text:style-name="T6">nom_conseil </text:span><text:span text:style-name="T10">: VARCHAR, </text:span><text:span text:style-name="T16">NN</text:span></text:p>
      <text:p text:style-name="P2"><text:span text:style-name="T10">type </text:span><text:span text:style-name="T1">: </text:span><text:span text:style-name="T18">VARCHAR, </text:span><text:span text:style-name="T20">NN</text:span></text:p>
      <text:p text:style-name="P2"><text:span text:style-name="T18">description : VARCHAR, </text:span><text:span text:style-name="T20">NN</text:span></text:p>
      <text:p text:style-name="P2"><text:span text:style-name="T18">prix_conseil : INT, </text:span><text:span text:style-name="T20">NN</text:span><text:span text:style-name="T1">)</text:span></text:p>
      <text:p text:style-name="P6"/>
      <text:p text:style-name="P6"/>
      <text:p text:style-name="P7"/>
      <text:p text:style-name="P7"/>
      <text:p text:style-name="P7"><text:soft-page-break/>Pratique ( </text:p>
      <text:p text:style-name="P3"><text:span text:style-name="T23">email_adherent :</text:span><text:span text:style-name="T11"> </text:span><text:span text:style-name="T15">VARCHAR</text:span><text:span text:style-name="T11">, </text:span><text:span text:style-name="T16">NN</text:span></text:p>
      <text:p text:style-name="P3"><text:span text:style-name="T23">id_programme </text:span><text:span text:style-name="T11">: </text:span><text:span text:style-name="T16">INT, NN</text:span></text:p>
      <text:p text:style-name="P3"><text:span text:style-name="T12">date_debut : VARCHAR, </text:span><text:span text:style-name="T16">NN</text:span></text:p>
      <text:p text:style-name="P3"><text:span text:style-name="T12">date_fin : VARCHAR, </text:span><text:span text:style-name="T16">NN</text:span></text:p>
      <text:p text:style-name="P3"><text:span text:style-name="T12">avis : INT </text:span><text:span text:style-name="T1">)</text:span></text:p>
      <text:p text:style-name="P6"/>
      <text:p text:style-name="P6"/>
      <text:p text:style-name="P3"><text:span text:style-name="T1">Coaching_sportif (</text:span><text:span text:style-name="T7"> </text:span></text:p>
      <text:p text:style-name="P3"><text:span text:style-name="T24">nom_coach </text:span><text:span text:style-name="T13">: VARCHAR, </text:span><text:span text:style-name="T16">NN</text:span></text:p>
      <text:p text:style-name="P3"><text:span text:style-name="T24">prenom_coach </text:span><text:span text:style-name="T13">: VARCHAR, </text:span><text:span text:style-name="T16">NN</text:span></text:p>
      <text:p text:style-name="P3"><text:span text:style-name="T24">email_adherent </text:span><text:span text:style-name="T13">: VARCHAR, </text:span><text:span text:style-name="T16">NN</text:span></text:p>
      <text:p text:style-name="P3"><text:span text:style-name="T24">id_programme </text:span><text:span text:style-name="T13">: INT, </text:span><text:span text:style-name="T16">NN</text:span></text:p>
      <text:p text:style-name="P3"><text:span text:style-name="T24">nom_exercice </text:span><text:span text:style-name="T13">: VARCHAR, </text:span><text:span text:style-name="T16">NN</text:span></text:p>
      <text:p text:style-name="P4"><text:span text:style-name="T14">date_coaching : VARCHAR, </text:span><text:span text:style-name="T16">NN</text:span></text:p>
      <text:p text:style-name="P3"><text:span text:style-name="T14">avis : INT </text:span><text:span text:style-name="T1">)</text:span></text:p>
      <text:p text:style-name="P9"/>
      <text:p text:style-name="P6"/>
      <text:p text:style-name="P3"><text:span text:style-name="T1">Coaching_</text:span><text:span text:style-name="T19">nutrition</text:span><text:span text:style-name="T1"> ( </text:span></text:p>
      <text:p text:style-name="P3"><text:span text:style-name="T25">nom_coach </text:span><text:span text:style-name="T14">: VARCHAR, </text:span><text:span text:style-name="T17">NN</text:span></text:p>
      <text:p text:style-name="P3"><text:span text:style-name="T25">prenom_coach </text:span><text:span text:style-name="T14">: VARCHAR, </text:span><text:span text:style-name="T17">NN</text:span></text:p>
      <text:p text:style-name="P3"><text:span text:style-name="T25">email_adherent </text:span><text:span text:style-name="T14">: VARCHAR, </text:span><text:span text:style-name="T17">NN</text:span><text:span text:style-name="T14"> </text:span></text:p>
      <text:p text:style-name="P3"><text:span text:style-name="T25">id_programme </text:span><text:span text:style-name="T14">: INT, <text:s/></text:span><text:span text:style-name="T17">NN</text:span></text:p>
      <text:p text:style-name="P3"><text:span text:style-name="T25">nom_conseil </text:span><text:span text:style-name="T14">: VARCHAR, </text:span><text:span text:style-name="T17">NN</text:span></text:p>
      <text:p text:style-name="P4"><text:span text:style-name="T14">date_coaching : VARCHAR, </text:span><text:span text:style-name="T16">NN</text:span></text:p>
      <text:p text:style-name="P4"><text:span text:style-name="T14">avis : INT </text:span><text:span text:style-name="T1">)</text:span></text:p>
      <text:p text:style-name="P6"/>
      <text:p text:style-name="P6"/>
      <text:p text:style-name="P6"/>
      <text:p text:style-name="P6"/>
      <text:p text:style-name="P6"/>
      <text:p text:style-name="P12">Legende :</text:p>
      <text:p text:style-name="P10">NN = NOT NUL</text:p>
      <text:p text:style-name="P11">Primary_key</text:p>
      <text:p text:style-name="P5">Foreign_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1:27:42.506008434</meta:creation-date>
    <dc:date>2019-11-22T12:04:42.931568476</dc:date>
    <meta:editing-duration>PT25M44S</meta:editing-duration>
    <meta:editing-cycles>13</meta:editing-cycles>
    <meta:generator>LibreOffice/5.4.0.3$Linux_X86_64 LibreOffice_project/40m0$Build-3</meta:generator>
    <meta:document-statistic meta:table-count="0" meta:image-count="0" meta:object-count="0" meta:page-count="2" meta:paragraph-count="60" meta:word-count="213" meta:character-count="1141" meta:non-whitespace-character-count="976"/>
  </office:meta>
</office:document-meta>
</file>